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tful Web Services:</text:p>
      <text:p text:style-name="Standard">--------------------</text:p>
      <text:p text:style-name="Standard">Restful Web Services is a stateless client-server architecture where web services are resources and can be identified by their URIs.</text:p>
      <text:p text:style-name="Standard"/>
      <text:p text:style-name="Standard">REST Client applications can use HTTP GET/POST methods to invoke Restful web services. </text:p>
      <text:p text:style-name="Standard">REST doesn’t specify any specific protocol to use, but in almost all cases it’s used over HTTP/HTTPS.</text:p>
      <text:p text:style-name="Standard">When compared to SOAP web services, these are lightweight and doesn’t follow any standard. </text:p>
      <text:p text:style-name="Standard">We can use XML, JSON, text or any other type of data for request and response.</text:p>
      <text:p text:style-name="Standard"/>
      <text:p text:style-name="Standard">Java RESTful Web Services API:</text:p>
      <text:p text:style-name="Standard">------------------------------</text:p>
      <text:p text:style-name="Standard">Java API for RESTful Web Services (JAX-RS) is the Java API for creating REST web services.</text:p>
      <text:p text:style-name="Standard">JAX-RS uses annotations to simplify the development and deployment of web services. </text:p>
      <text:p text:style-name="Standard">JAX-RS is part of JDK, so you don’t need to include anything to use it’s annotations.</text:p>
      <text:p text:style-name="Standard"/>
      <text:p text:style-name="Standard">Restful Web Services Annotations:</text:p>
      <text:p text:style-name="Standard">----------------------------------</text:p>
      <text:p text:style-name="Standard">Some of the important JAX-RS annotations are:</text:p>
      <text:p text:style-name="Standard"/>
      <text:p text:style-name="Standard">@Path: used to specify the relative path of class and methods. We can get the URI of a webservice by scanning the Path annotation value.</text:p>
      <text:p text:style-name="Standard">@GET, @PUT, @POST, @DELETE and @HEAD: used to specify the HTTP request type for a method.</text:p>
      <text:p text:style-name="Standard">@Produces, @Consumes: used to specify the request and response types.</text:p>
      <text:p text:style-name="Standard">@PathParam: used to bind the method parameter to path value by parsing it.</text:p>
      <text:p text:style-name="Standard"/>
      <text:p text:style-name="Standard">Restful Web Services and SOAP:</text:p>
      <text:p text:style-name="Standard">------------------------------</text:p>
      <text:p text:style-name="Standard">SOAP is a protocol whereas REST is an architectural style.</text:p>
      <text:p text:style-name="Standard">SOAP server and client applications are tightly coupled and bind with the WSDL contract whereas there is no contract in REST web services and client.</text:p>
      <text:p text:style-name="Standard">Learning curve is easy for REST when compared to SOAP web services.</text:p>
      <text:p text:style-name="Standard">REST web services request and response types can be XML, JSON, text etc. whereas SOAP works with XML only.</text:p>
      <text:p text:style-name="Standard">JAX-RS is the Java API for REST web services whereas JAX-WS is the Java API for SOAP web services.</text:p>
      <text:p text:style-name="Standard"/>
      <text:p text:style-name="Standard">REST API Implementations:</text:p>
      <text:p text:style-name="Standard">------------------------</text:p>
      <text:p text:style-name="Standard">There are two major implementations of JAX-RS API.</text:p>
      <text:p text:style-name="Standard">Jersey: Jersey is the reference implementation provided by Sun. </text:p>
      <text:p text:style-name="Standard">For using Jersey as our JAX-RS implementation, all we need to configure its servlet in web.xml </text:p>
      <text:p text:style-name="Standard">and add required dependencies. Note that JAX-RS API is part of JDK not Jersey, so we have to add its dependency jars in our application.</text:p>
      <text:p text:style-name="Standard"/>
      <text:p text:style-name="Standard">RESTEasy: RESTEasy is the JBoss project that provides JAX-RS implementation.</text:p>
      <text:p text:style-name="Standard">Java Restful Web Services Tutorial</text:p>
      <text:p text:style-name="Standard">Let’s see how easy to create Restful web service using Jersey and then RESTEasy. We will be exposing following methods over HTTP and use Chrome Postman extension to test these.</text:p>
      <text:p text:style-name="Standard"><text:s/></text:p>
      <text:p text:style-name="Standard"><text:soft-page-break/>URI<text:tab/> <text:s text:c="21"/>HTTP METHOD<text:tab/> <text:s text:c="2"/>DESCRIPTION</text:p>
      <text:p text:style-name="Standard">/person/{id}/getDummy<text:tab/>GET<text:tab/> <text:s text:c="16"/>Returns a dummy person object</text:p>
      <text:p text:style-name="Standard">/person/add<text:tab/> <text:s text:c="22"/>POST<text:tab/> <text:s text:c="19"/>Adds a person</text:p>
      <text:p text:style-name="Standard">/person/{id}/delete<text:tab/> <text:s text:c="10"/>GET<text:tab/> <text:s text:c="21"/>Delete the person with ‘id’ in the URI</text:p>
      <text:p text:style-name="Standard">/person/getAll<text:tab/> <text:s text:c="21"/>GET<text:tab/> <text:s text:c="26"/>Get all persons</text:p>
      <text:p text:style-name="Standard">/person/{id}/get<text:tab/> <text:s text:c="9"/>GET<text:tab/> <text:s text:c="25"/>Get the person with ‘id’ in the URI</text:p>
      <text:p text:style-name="Standard">-----</text:p>
      <text:p text:style-name="Standard">1.pom.xml file.</text:p>
      <text:p text:style-name="Standard">&lt;project xmlns="http://maven.apache.org/POM/4.0.0" xmlns:xsi="http://www.w3.org/2001/XMLSchema-instance" </text:p>
      <text:p text:style-name="Standard">xsi:schemaLocation="http://maven.apache.org/POM/4.0.0 http://maven.apache.org/xsd/maven-4.0.0.xsd"&gt;</text:p>
      <text:p text:style-name="Standard"><text:s text:c="2"/>&lt;modelVersion&gt;4.0.0&lt;/modelVersion&gt;</text:p>
      <text:p text:style-name="Standard"><text:s text:c="2"/>&lt;groupId&gt;JAXRS-Example&lt;/groupId&gt;</text:p>
      <text:p text:style-name="Standard"><text:s text:c="2"/>&lt;artifactId&gt;JAXRS-Example&lt;/artifactId&gt;</text:p>
      <text:p text:style-name="Standard"><text:s text:c="2"/>&lt;version&gt;0.0.1-SNAPSHOT&lt;/version&gt;</text:p>
      <text:p text:style-name="Standard"><text:s text:c="2"/>&lt;packaging&gt;war&lt;/packaging&gt;</text:p>
      <text:p text:style-name="Standard"><text:s text:c="2"/></text:p>
      <text:p text:style-name="Standard"><text:s text:c="2"/>&lt;dependencies&gt;</text:p>
      <text:p text:style-name="Standard"><text:s text:c="8"/>&lt;dependency&gt;</text:p>
      <text:p text:style-name="Standard"><text:s text:c="12"/>&lt;groupId&gt;com.sun.jersey&lt;/groupId&gt;</text:p>
      <text:p text:style-name="Standard"><text:s text:c="12"/>&lt;artifactId&gt;jersey-server&lt;/artifactId&gt;</text:p>
      <text:p text:style-name="Standard"><text:s text:c="12"/>&lt;version&gt;1.19&lt;/version&gt;</text:p>
      <text:p text:style-name="Standard"><text:s text:c="8"/>&lt;/dependency&gt;</text:p>
      <text:p text:style-name="Standard"><text:s text:c="8"/>&lt;dependency&gt;</text:p>
      <text:p text:style-name="Standard"><text:s text:c="12"/>&lt;groupId&gt;com.sun.jersey&lt;/groupId&gt;</text:p>
      <text:p text:style-name="Standard"><text:s text:c="12"/>&lt;artifactId&gt;jersey-servlet&lt;/artifactId&gt;</text:p>
      <text:p text:style-name="Standard"><text:s text:c="12"/>&lt;version&gt;1.19&lt;/version&gt;</text:p>
      <text:p text:style-name="Standard"><text:s text:c="8"/>&lt;/dependency&gt;</text:p>
      <text:p text:style-name="Standard"><text:s text:c="8"/>&lt;dependency&gt;</text:p>
      <text:p text:style-name="Standard"><text:s text:c="12"/>&lt;groupId&gt;com.sun.jersey&lt;/groupId&gt;</text:p>
      <text:p text:style-name="Standard"><text:s text:c="12"/>&lt;artifactId&gt;jersey-client&lt;/artifactId&gt;</text:p>
      <text:p text:style-name="Standard"><text:s text:c="12"/>&lt;version&gt;1.19&lt;/version&gt;</text:p>
      <text:p text:style-name="Standard"><text:s text:c="8"/>&lt;/dependency&gt;</text:p>
      <text:p text:style-name="Standard"><text:s text:c="2"/>&lt;/dependencies&gt;</text:p>
      <text:p text:style-name="Standard"><text:s text:c="2"/></text:p>
      <text:p text:style-name="Standard"><text:s text:c="2"/>&lt;build&gt;</text:p>
      <text:p text:style-name="Standard"><text:s text:c="4"/>&lt;sourceDirectory&gt;src&lt;/sourceDirectory&gt;</text:p>
      <text:p text:style-name="Standard"><text:s text:c="4"/>&lt;plugins&gt;</text:p>
      <text:p text:style-name="Standard"><text:s text:c="6"/>&lt;plugin&gt;</text:p>
      <text:p text:style-name="Standard"><text:s text:c="8"/>&lt;artifactId&gt;maven-war-plugin&lt;/artifactId&gt;</text:p>
      <text:p text:style-name="Standard"><text:s text:c="8"/>&lt;version&gt;2.6&lt;/version&gt;</text:p>
      <text:p text:style-name="Standard"><text:s text:c="8"/>&lt;configuration&gt;</text:p>
      <text:p text:style-name="Standard"><text:s text:c="10"/>&lt;warSourceDirectory&gt;WebContent&lt;/warSourceDirectory&gt;</text:p>
      <text:p text:style-name="Standard"><text:s text:c="10"/>&lt;failOnMissingWebXml&gt;false&lt;/failOnMissingWebXml&gt;</text:p>
      <text:p text:style-name="Standard"><text:s text:c="8"/>&lt;/configuration&gt;</text:p>
      <text:p text:style-name="Standard"><text:s text:c="6"/>&lt;/plugin&gt;</text:p>
      <text:p text:style-name="Standard"><text:s text:c="6"/>&lt;plugin&gt;</text:p>
      <text:p text:style-name="Standard"><text:s text:c="8"/>&lt;artifactId&gt;maven-compiler-plugin&lt;/artifactId&gt;</text:p>
      <text:p text:style-name="Standard"><text:s text:c="8"/>&lt;version&gt;3.3&lt;/version&gt;</text:p>
      <text:p text:style-name="Standard"><text:s text:c="8"/>&lt;configuration&gt;</text:p>
      <text:p text:style-name="Standard"><text:s text:c="10"/>&lt;source&gt;1.7&lt;/source&gt;</text:p>
      <text:p text:style-name="Standard"><text:soft-page-break/><text:s text:c="10"/>&lt;target&gt;1.7&lt;/target&gt;</text:p>
      <text:p text:style-name="Standard"><text:s text:c="8"/>&lt;/configuration&gt;</text:p>
      <text:p text:style-name="Standard"><text:s text:c="6"/>&lt;/plugin&gt;</text:p>
      <text:p text:style-name="Standard"><text:s text:c="4"/>&lt;/plugins&gt;</text:p>
      <text:p text:style-name="Standard"><text:s text:c="2"/>&lt;/build&gt;</text:p>
      <text:p text:style-name="Standard">&lt;/project&gt;</text:p>
      <text:p text:style-name="Standard">===</text:p>
      <text:p text:style-name="Standard">2.xml file</text:p>
      <text:p text:style-name="Standard"/>
      <text:p text:style-name="Standard">&lt;?xml version="1.0" encoding="UTF-8"?&gt;</text:p>
      <text:p text:style-name="Standard">&lt;web-app xmlns:xsi="http://www.w3.org/2001/XMLSchema-instance" xmlns="http://xmlns.jcp.org/xml/ns/javaee" xsi:schemaLocation="http://xmlns.jcp.org/xml/ns/javaee http://xmlns.jcp.org/xml/ns/javaee/web-app_3_1.xsd" id="WebApp_ID" version="3.1"&gt;</text:p>
      <text:p text:style-name="Standard"><text:s text:c="2"/>&lt;display-name&gt;JAXRS-Example&lt;/display-name&gt;</text:p>
      <text:p text:style-name="Standard"/>
      <text:p text:style-name="Standard">&lt;!-- Jersey Servlet configurations --&gt;</text:p>
      <text:p text:style-name="Standard"><text:s text:c="4"/>&lt;servlet&gt;</text:p>
      <text:p text:style-name="Standard"><text:s text:c="4"/>&lt;servlet-name&gt;Jersey REST Service&lt;/servlet-name&gt;</text:p>
      <text:p text:style-name="Standard"><text:s text:c="4"/>&lt;servlet-class&gt;com.sun.jersey.spi.container.servlet.ServletContainer&lt;/servlet-class&gt;</text:p>
      <text:p text:style-name="Standard"><text:s text:c="4"/>&lt;init-param&gt;</text:p>
      <text:p text:style-name="Standard"><text:s text:c="6"/>&lt;param-name&gt;com.sun.jersey.config.property.packages&lt;/param-name&gt;</text:p>
      <text:p text:style-name="Standard"><text:s text:c="6"/>&lt;param-value&gt;com.journaldev&lt;/param-value&gt;</text:p>
      <text:p text:style-name="Standard"><text:s text:c="4"/>&lt;/init-param&gt;</text:p>
      <text:p text:style-name="Standard"><text:s text:c="4"/>&lt;load-on-startup&gt;1&lt;/load-on-startup&gt;</text:p>
      <text:p text:style-name="Standard"><text:s text:c="2"/>&lt;/servlet&gt;</text:p>
      <text:p text:style-name="Standard"><text:s text:c="2"/>&lt;servlet-mapping&gt;</text:p>
      <text:p text:style-name="Standard"><text:s text:c="4"/>&lt;servlet-name&gt;Jersey REST Service&lt;/servlet-name&gt;</text:p>
      <text:p text:style-name="Standard"><text:s text:c="4"/>&lt;url-pattern&gt;/*&lt;/url-pattern&gt;</text:p>
      <text:p text:style-name="Standard"><text:s text:c="2"/>&lt;/servlet-mapping&gt;</text:p>
      <text:p text:style-name="Standard"><text:s text:c="2"/>&lt;!-- Jersey Servlet configurations --&gt;</text:p>
      <text:p text:style-name="Standard"/>
      <text:p text:style-name="Standard">&lt;/web-app&gt;</text:p>
      <text:p text:style-name="Standard">=====================</text:p>
      <text:p text:style-name="Standard">3.Person class</text:p>
      <text:p text:style-name="Standard"/>
      <text:p text:style-name="Standard">package com.journaldev.jaxrs.model;</text:p>
      <text:p text:style-name="Standard"/>
      <text:p text:style-name="Standard">import javax.xml.bind.annotation.XmlRootElement;</text:p>
      <text:p text:style-name="Standard"/>
      <text:p text:style-name="Standard">@XmlRootElement (name="person")</text:p>
      <text:p text:style-name="Standard">public class Person {</text:p>
      <text:p text:style-name="Standard"><text:tab/>private String name;</text:p>
      <text:p text:style-name="Standard"><text:tab/>private int age;</text:p>
      <text:p text:style-name="Standard"><text:tab/>private int id;</text:p>
      <text:p text:style-name="Standard"/>
      <text:p text:style-name="Standard"><text:tab/>public String getName() {</text:p>
      <text:p text:style-name="Standard"><text:tab/><text:tab/>return name;</text:p>
      <text:p text:style-name="Standard"><text:tab/>}</text:p>
      <text:p text:style-name="Standard"/>
      <text:p text:style-name="Standard"><text:tab/>public void setName(String name) {</text:p>
      <text:p text:style-name="Standard"><text:tab/><text:tab/>this.name = name;</text:p>
      <text:p text:style-name="Standard"><text:soft-page-break/><text:tab/>}</text:p>
      <text:p text:style-name="Standard"/>
      <text:p text:style-name="Standard"><text:tab/>public int getAge() {</text:p>
      <text:p text:style-name="Standard"><text:tab/><text:tab/>return age;</text:p>
      <text:p text:style-name="Standard"><text:tab/>}</text:p>
      <text:p text:style-name="Standard"/>
      <text:p text:style-name="Standard"><text:tab/>public void setAge(int age) {</text:p>
      <text:p text:style-name="Standard"><text:tab/><text:tab/>this.age = age;</text:p>
      <text:p text:style-name="Standard"><text:tab/>}</text:p>
      <text:p text:style-name="Standard"/>
      <text:p text:style-name="Standard"><text:tab/>public int getId() {</text:p>
      <text:p text:style-name="Standard"><text:tab/><text:tab/>return id;</text:p>
      <text:p text:style-name="Standard"><text:tab/>}</text:p>
      <text:p text:style-name="Standard"/>
      <text:p text:style-name="Standard"><text:tab/>public void setId(int id) {</text:p>
      <text:p text:style-name="Standard"><text:tab/><text:tab/>this.id = id;</text:p>
      <text:p text:style-name="Standard"><text:tab/>}</text:p>
      <text:p text:style-name="Standard"><text:tab/></text:p>
      <text:p text:style-name="Standard"><text:tab/>@Override</text:p>
      <text:p text:style-name="Standard"><text:tab/>public String toString(){</text:p>
      <text:p text:style-name="Standard"><text:tab/><text:tab/>return id+"::"+name+"::"+age;</text:p>
      <text:p text:style-name="Standard"><text:tab/>}</text:p>
      <text:p text:style-name="Standard"/>
      <text:p text:style-name="Standard">}</text:p>
      <text:p text:style-name="Standard">============</text:p>
      <text:p text:style-name="Standard">4.Response</text:p>
      <text:p text:style-name="Standard"/>
      <text:p text:style-name="Standard">package com.journaldev.jaxrs.model;</text:p>
      <text:p text:style-name="Standard"/>
      <text:p text:style-name="Standard">import javax.xml.bind.annotation.XmlRootElement;</text:p>
      <text:p text:style-name="Standard"/>
      <text:p text:style-name="Standard">@XmlRootElement</text:p>
      <text:p text:style-name="Standard">public class Response {</text:p>
      <text:p text:style-name="Standard"/>
      <text:p text:style-name="Standard"><text:tab/>private boolean status;</text:p>
      <text:p text:style-name="Standard"><text:tab/>private String message;</text:p>
      <text:p text:style-name="Standard"/>
      <text:p text:style-name="Standard"><text:tab/>public boolean isStatus() {</text:p>
      <text:p text:style-name="Standard"><text:tab/><text:tab/>return status;</text:p>
      <text:p text:style-name="Standard"><text:tab/>}</text:p>
      <text:p text:style-name="Standard"/>
      <text:p text:style-name="Standard"><text:tab/>public void setStatus(boolean status) {</text:p>
      <text:p text:style-name="Standard"><text:tab/><text:tab/>this.status = status;</text:p>
      <text:p text:style-name="Standard"><text:tab/>}</text:p>
      <text:p text:style-name="Standard"/>
      <text:p text:style-name="Standard"><text:tab/>public String getMessage() {</text:p>
      <text:p text:style-name="Standard"><text:tab/><text:tab/>return message;</text:p>
      <text:p text:style-name="Standard"><text:tab/>}</text:p>
      <text:p text:style-name="Standard"/>
      <text:p text:style-name="Standard"><text:tab/>public void setMessage(String message) {</text:p>
      <text:p text:style-name="Standard"><text:tab/><text:tab/>this.message = message;</text:p>
      <text:p text:style-name="Standard"><text:tab/>}</text:p>
      <text:p text:style-name="Standard"><text:soft-page-break/>}</text:p>
      <text:p text:style-name="Standard">==================</text:p>
      <text:p text:style-name="Standard">5.person service</text:p>
      <text:p text:style-name="Standard"/>
      <text:p text:style-name="Standard">package com.journaldev.jaxrs.service;</text:p>
      <text:p text:style-name="Standard"/>
      <text:p text:style-name="Standard">import com.journaldev.jaxrs.model.Person;</text:p>
      <text:p text:style-name="Standard">import com.journaldev.jaxrs.model.Response;</text:p>
      <text:p text:style-name="Standard"/>
      <text:p text:style-name="Standard">public interface PersonService {</text:p>
      <text:p text:style-name="Standard"/>
      <text:p text:style-name="Standard"><text:tab/>public Response addPerson(Person p);</text:p>
      <text:p text:style-name="Standard"><text:tab/></text:p>
      <text:p text:style-name="Standard"><text:tab/>public Response deletePerson(int id);</text:p>
      <text:p text:style-name="Standard"><text:tab/></text:p>
      <text:p text:style-name="Standard"><text:tab/>public Person getPerson(int id);</text:p>
      <text:p text:style-name="Standard"><text:tab/></text:p>
      <text:p text:style-name="Standard"><text:tab/>public Person[] getAllPersons();</text:p>
      <text:p text:style-name="Standard"/>
      <text:p text:style-name="Standard">}</text:p>
      <text:p text:style-name="Standard">===============</text:p>
      <text:p text:style-name="Standard">6.PersonServiceImpl</text:p>
      <text:p text:style-name="Standard"/>
      <text:p text:style-name="Standard"/>
      <text:p text:style-name="Standard">package com.journaldev.jaxrs.service;</text:p>
      <text:p text:style-name="Standard"/>
      <text:p text:style-name="Standard"/>
      <text:p text:style-name="Standard">import java.util.HashMap;</text:p>
      <text:p text:style-name="Standard">import java.util.Map;</text:p>
      <text:p text:style-name="Standard">import java.util.Set;</text:p>
      <text:p text:style-name="Standard"/>
      <text:p text:style-name="Standard">import javax.ws.rs.Consumes;</text:p>
      <text:p text:style-name="Standard">import javax.ws.rs.GET;</text:p>
      <text:p text:style-name="Standard">import javax.ws.rs.POST;</text:p>
      <text:p text:style-name="Standard">import javax.ws.rs.Path;</text:p>
      <text:p text:style-name="Standard">import javax.ws.rs.PathParam;</text:p>
      <text:p text:style-name="Standard">import javax.ws.rs.Produces;</text:p>
      <text:p text:style-name="Standard">import javax.ws.rs.core.MediaType;</text:p>
      <text:p text:style-name="Standard"/>
      <text:p text:style-name="Standard">import com.journaldev.jaxrs.model.Person;</text:p>
      <text:p text:style-name="Standard">import com.journaldev.jaxrs.model.Response;</text:p>
      <text:p text:style-name="Standard"/>
      <text:p text:style-name="Standard">@Path("/person")</text:p>
      <text:p text:style-name="Standard">@Consumes(MediaType.APPLICATION_XML)</text:p>
      <text:p text:style-name="Standard">@Produces(MediaType.APPLICATION_XML)</text:p>
      <text:p text:style-name="Standard">public class PersonServiceImpl implements PersonService {</text:p>
      <text:p text:style-name="Standard"/>
      <text:p text:style-name="Standard"><text:tab/>private static Map&lt;Integer,Person&gt; persons = new HashMap&lt;Integer,Person&gt;();</text:p>
      <text:p text:style-name="Standard"><text:tab/></text:p>
      <text:p text:style-name="Standard"><text:tab/>@Override</text:p>
      <text:p text:style-name="Standard"><text:tab/>@POST</text:p>
      <text:p text:style-name="Standard"><text:s text:c="4"/>@Path("/add")</text:p>
      <text:p text:style-name="Standard"><text:soft-page-break/><text:tab/>public Response addPerson(Person p) {</text:p>
      <text:p text:style-name="Standard"><text:tab/><text:tab/>Response response = new Response();</text:p>
      <text:p text:style-name="Standard"><text:tab/><text:tab/>if(persons.get(p.getId()) != null){</text:p>
      <text:p text:style-name="Standard"><text:tab/><text:tab/><text:tab/>response.setStatus(false);</text:p>
      <text:p text:style-name="Standard"><text:tab/><text:tab/><text:tab/>response.setMessage("Person Already Exists");</text:p>
      <text:p text:style-name="Standard"><text:tab/><text:tab/><text:tab/>return response;</text:p>
      <text:p text:style-name="Standard"><text:tab/><text:tab/>}</text:p>
      <text:p text:style-name="Standard"><text:tab/><text:tab/>persons.put(p.getId(), p);</text:p>
      <text:p text:style-name="Standard"><text:tab/><text:tab/>response.setStatus(true);</text:p>
      <text:p text:style-name="Standard"><text:tab/><text:tab/>response.setMessage("Person created successfully");</text:p>
      <text:p text:style-name="Standard"><text:tab/><text:tab/>return response;</text:p>
      <text:p text:style-name="Standard"><text:tab/>}</text:p>
      <text:p text:style-name="Standard"/>
      <text:p text:style-name="Standard"/>
      <text:p text:style-name="Standard"/>
      <text:p text:style-name="Standard"><text:tab/>@Override</text:p>
      <text:p text:style-name="Standard"><text:tab/>@GET</text:p>
      <text:p text:style-name="Standard"><text:s text:c="4"/>@Path("/{id}/delete")</text:p>
      <text:p text:style-name="Standard"><text:tab/>public Response deletePerson(@PathParam("id") int id) {</text:p>
      <text:p text:style-name="Standard"><text:tab/><text:tab/>Response response = new Response();</text:p>
      <text:p text:style-name="Standard"><text:tab/><text:tab/>if(persons.get(id) == null){</text:p>
      <text:p text:style-name="Standard"><text:tab/><text:tab/><text:tab/>response.setStatus(false);</text:p>
      <text:p text:style-name="Standard"><text:tab/><text:tab/><text:tab/>response.setMessage("Person Doesn't Exists");</text:p>
      <text:p text:style-name="Standard"><text:tab/><text:tab/><text:tab/>return response;</text:p>
      <text:p text:style-name="Standard"><text:tab/><text:tab/>}</text:p>
      <text:p text:style-name="Standard"><text:tab/><text:tab/>persons.remove(id);</text:p>
      <text:p text:style-name="Standard"><text:tab/><text:tab/>response.setStatus(true);</text:p>
      <text:p text:style-name="Standard"><text:tab/><text:tab/>response.setMessage("Person deleted successfully");</text:p>
      <text:p text:style-name="Standard"><text:tab/><text:tab/>return response;</text:p>
      <text:p text:style-name="Standard"><text:tab/>}</text:p>
      <text:p text:style-name="Standard"/>
      <text:p text:style-name="Standard"/>
      <text:p text:style-name="Standard"><text:tab/>@Override</text:p>
      <text:p text:style-name="Standard"><text:tab/>@GET</text:p>
      <text:p text:style-name="Standard"><text:tab/>@Path("/{id}/get")</text:p>
      <text:p text:style-name="Standard"><text:tab/>public Person getPerson(@PathParam("id") int id) {</text:p>
      <text:p text:style-name="Standard"><text:tab/><text:tab/>return persons.get(id);</text:p>
      <text:p text:style-name="Standard"><text:tab/>}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tab/>@GET</text:p>
      <text:p text:style-name="Standard"><text:tab/>@Path("/{id}/getDummy")</text:p>
      <text:p text:style-name="Standard"><text:tab/>public Person getDummyPerson(@PathParam("id") int id) {</text:p>
      <text:p text:style-name="Standard"><text:tab/><text:tab/>Person p = new Person();</text:p>
      <text:p text:style-name="Standard"><text:tab/><text:tab/>p.setAge(99);</text:p>
      <text:p text:style-name="Standard"><text:tab/><text:tab/>p.setName("Dummy");</text:p>
      <text:p text:style-name="Standard"><text:tab/><text:tab/>p.setId(id);</text:p>
      <text:p text:style-name="Standard"><text:tab/><text:tab/>return p;</text:p>
      <text:p text:style-name="Standard"><text:tab/>}</text:p>
      <text:p text:style-name="Standard"><text:soft-page-break/></text:p>
      <text:p text:style-name="Standard"/>
      <text:p text:style-name="Standard"><text:tab/>@Override</text:p>
      <text:p text:style-name="Standard"><text:tab/>@GET</text:p>
      <text:p text:style-name="Standard"><text:tab/>@Path("/getAll")</text:p>
      <text:p text:style-name="Standard"><text:tab/>public Person[] getAllPersons() {</text:p>
      <text:p text:style-name="Standard"><text:tab/><text:tab/>Set&lt;Integer&gt; ids = persons.keySet();</text:p>
      <text:p text:style-name="Standard"><text:tab/><text:tab/>Person[] p = new Person[ids.size()];</text:p>
      <text:p text:style-name="Standard"><text:tab/><text:tab/>int i=0;</text:p>
      <text:p text:style-name="Standard"><text:tab/><text:tab/>for(Integer id : ids){</text:p>
      <text:p text:style-name="Standard"><text:tab/><text:tab/><text:tab/>p[i] = persons.get(id);</text:p>
      <text:p text:style-name="Standard"><text:tab/><text:tab/><text:tab/>i++;</text:p>
      <text:p text:style-name="Standard"><text:tab/><text:tab/>}</text:p>
      <text:p text:style-name="Standard"><text:tab/><text:tab/>return p;</text:p>
      <text:p text:style-name="Standard"><text:tab/>}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pi nathan</meta:initial-creator>
    <meta:creation-date>2019-05-09T15:49:40.54</meta:creation-date>
    <meta:document-statistic meta:table-count="0" meta:image-count="0" meta:object-count="0" meta:page-count="7" meta:paragraph-count="262" meta:word-count="872" meta:character-count="8671"/>
    <dc:date>2019-05-09T15:57:52.44</dc:date>
    <dc:creator>gopi nathan</dc:creator>
    <meta:editing-duration>PT8M12S</meta:editing-duration>
    <meta:editing-cycles>1</meta:editing-cycles>
    <meta:generator>OpenOffice/4.1.5$Win32 OpenOffice.org_project/415m1$Build-9789</meta:generator>
  </office:meta>
</office:document-meta>
</file>